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fo:language="sk" fo:country="SK"/>
    </style:style>
    <style:style style:name="P2" style:family="paragraph" style:parent-style-name="Heading_20_2">
      <style:text-properties fo:language="sk" fo:country="SK" officeooo:rsid="00056d91" officeooo:paragraph-rsid="00056d91"/>
    </style:style>
    <style:style style:name="P3" style:family="paragraph" style:parent-style-name="Heading_20_2" style:list-style-name="">
      <style:text-properties fo:language="sk" fo:country="SK"/>
    </style:style>
    <style:style style:name="P4" style:family="paragraph" style:parent-style-name="Heading_20_2">
      <style:paragraph-properties fo:break-before="page"/>
      <style:text-properties fo:language="sk" fo:country="SK"/>
    </style:style>
    <style:style style:name="P5" style:family="paragraph" style:parent-style-name="Standard">
      <style:text-properties fo:language="sk" fo:country="SK"/>
    </style:style>
    <style:style style:name="P6" style:family="paragraph" style:parent-style-name="Standard">
      <style:paragraph-properties fo:text-align="start" style:justify-single-word="false"/>
      <style:text-properties fo:language="sk" fo:country="SK" officeooo:paragraph-rsid="00056d91"/>
    </style:style>
    <style:style style:name="P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language="sk" fo:country="SK"/>
    </style:style>
    <style:style style:name="P8" style:family="paragraph" style:parent-style-name="básnička">
      <style:text-properties fo:language="sk" fo:country="SK"/>
    </style:style>
    <style:style style:name="T1" style:family="text">
      <style:text-properties officeooo:rsid="00056d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/>
      <text:h text:style-name="P4" text:outline-level="2">Šť<text:span text:style-name="T1">astný koniec</text:span></text:h>
      <text:p text:style-name="P7">Vlk z rozprávky O troch prasiatkach si jedného dňa prezeral rozprávkovú knihu. Najviac ho zaujala rozprávka O siedmich kozliatkach. Hneď sa do nej začítal. Už po prvých vetách si pomyslel:-Fíha, ten vlk sa má oveľa lepšie ako ja. Kozliatok je až sedem, iste majú chutnučké, mäkučké mäsko. Moje prasiatka sú len tri a navyše, jedno z nich je zbytočne múdre a vždy mi prekazí všetky moje plány,-zahundral a pohladkal si hladné bruško. Potom sa vyvalil pod strom a rozmýšľal o tom, akoby mu bolo dobre v rozprávke O siedmich kozliatkach. Rozmýšľal, rozmýšľal až zaspal. Odrazu stál pred domčekom s kozliatkami a klopkal na vrátka:- Kozliatka, kozliatka, otvorte vrátka, to som ja vaša mamička. Kozliatka otvorili a vlk ich všetky zjedol. Vlastne, nie všetky, jedno sa mu nepodarilo nájsť. Ako neskôr zistil, bola to veľká chyba. Práve to posledné kozliatko ho prezradilo. O chvíľu nad ním stála nahnevaná mama koza a chystala sa mu vybrať z brucha svoje kozliatka. -Nie, nie!- zakričal vlk tak hlasno, až sa zo sna prebudil. - Uf, našťastie to bol iba sen. Už nikdy nebudem závidieť vlkom z iných rozprávok, -vzdychol a utrel si pot z čela. Potom sa pozrel na knihu a dodal:- A nabudúce si každú rozprávku prečítam až do konca.</text:p>
      <text:h text:style-name="P1" text:outline-level="2">ZAJAČIKOV DOMČEK</text:h>
      <text:p text:style-name="P5">Žil raz jeden malí zajko, ktorý nemal domček. Bol smutný, že nemá dom a tak sa rozhodol, že si nejaký domček postaví: našiel slamu, drievka a ď<text:span text:style-name="T1">al</text:span>šie potrebné veci. Vykopal jamu, vystlal ju, spravil dvere a mal dom hotový. Bol to ešte hlúpy zajac, ktorý žil pred storočiami. Dnešné zajace si už robia nory, a nekopú ich desaťročia ako náš zajačik, pretože dnešné zajace používajú iné techniky, ktoré netrvajú dlhé roky.</text:p>
      <text:p text:style-name="P5"/>
      <text:h text:style-name="P1" text:outline-level="2">PONÍK Z DEDINY SNOV</text:h>
      <text:p text:style-name="P5">Bol raz jeden poník menom Pinko. Pinko bol dobrý a poslušný poník. Mal však jedno želanie, chcel sa dostať k dúhe a vziať si s nej farby <text:s/>modrej na chvost, červenej na hrivu a zo žltej na telo. Keďže Pinko bol iba biely, chcel byť farebný. Raz sa mu snívalo, že k nemu došla víla z dediny Snov a opýtala sa ho: Čože je tvoje želanie milí Pinko? Odkiaľ poznáš moje meno? opýtal sa Pinko. No, viem mená všetkých poníkov ktorý majú tajné želanie. Dlho si si svoj sen tajil a tak ti <text:span text:style-name="T1">h</text:span>o splním, dám ti krídla, ale iba biele... Hurá!!! Och to sa mi iba snívalo, no čo už idem si zaletieť von... Počkať! zaletieť! Ja mám krídla!!! Hurá!!! Poník zaletel na dúhu a aj do dediny Snov. Tá víla ani nik iný tam nežil. Pinko presťahoval svojich poníkov a žili si šťastne.</text:p>
      <text:p text:style-name="P6"/>
      <text:h text:style-name="P2" text:outline-level="2">Básnička 1.</text:h>
      <text:p text:style-name="P8">Prvák píše písmenko</text:p>
      <text:p text:style-name="P8">na hrubo aj na tenko.</text:p>
      <text:p text:style-name="P8">Už ceruzka papier škrabká,</text:p>
      <text:p text:style-name="P8">čiary skáču ako žabka.</text:p>
      <text:p text:style-name="P8">Veľké, stredné, nenápadné…</text:p>
      <text:p text:style-name="P8">No aspoň to nie je fádne!</text:p>
      <text:p text:style-name="P6"/>
      <text:h text:style-name="P2" text:outline-level="2"><text:soft-page-break/>Básnička 2.</text:h>
      <text:p text:style-name="P8">Jedna krásna hruška</text:p>
      <text:p text:style-name="P8">najedla sa v lete slnka</text:p>
      <text:p text:style-name="P8">do veľkého bruška.</text:p>
      <text:p text:style-name="P8">A teraz tá hruška</text:p>
      <text:p text:style-name="P8">potichu mi šušká:</text:p>
      <text:p text:style-name="P8">,,Chcem do tvojho bruška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ásnička" style:family="paragraph" style:parent-style-name="Text_20_body" style:master-page-name="">
      <style:paragraph-properties fo:margin-top="0in" fo:margin-bottom="0in" style:contextual-spacing="false" fo:line-height="115%" fo:text-align="center" style:justify-single-word="false" style:page-number="au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7T09:09:55.213727408</meta:creation-date>
    <dc:date>2021-05-07T09:20:11.790553376</dc:date>
    <meta:editing-duration>PT10M17S</meta:editing-duration>
    <meta:editing-cycles>1</meta:editing-cycles>
    <meta:document-statistic meta:table-count="0" meta:image-count="0" meta:object-count="0" meta:page-count="3" meta:paragraph-count="20" meta:word-count="482" meta:character-count="2729" meta:non-whitespace-character-count="2266"/>
    <meta:generator>LibreOffice/7.1.0.3$Linux_X86_64 LibreOffice_project/10$Build-3</meta:generator>
  </office:meta>
</office:document-meta>
</file>